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47403" calcext:value-type="float">
            <text:p>0.0000447403</text:p>
          </table:table-cell>
          <table:table-cell table:formula="of:=IF([.B2]=0;0;IF([.B2]=1;1;LN([.B2]/(1-[.B2]))+0.5))" office:value-type="float" office:value="-9.51459115521486" calcext:value-type="float">
            <text:p>-9.51459115521486</text:p>
          </table:table-cell>
          <table:table-cell table:formula="of:=IF([.B2]=0;0;IF([.B2]=1;1;[.C2]+VLOOKUP([.$A2]; [.$G$2:.$H$42]; 2; 0)))" office:value-type="float" office:value="-9.50916348861459" calcext:value-type="float">
            <text:p>-9.50916348861459</text:p>
          </table:table-cell>
          <table:table-cell table:formula="of:=IF([.B2]=0;0;IF([.B2]=1;1;1/(1+EXP(-[.D2]+0.5))))" office:value-type="float" office:value="0.0000449837846874465" calcext:value-type="float">
            <text:p>4.49837846874465E-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76947166962938" calcext:value-type="float">
            <text:p>0.00476947166962938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16463" calcext:value-type="float">
            <text:p>0.00000016463</text:p>
          </table:table-cell>
          <table:table-cell table:formula="of:=IF([.B3]=0;0;IF([.B3]=1;1;LN([.B3]/(1-[.B3]))+0.5))" office:value-type="float" office:value="-15.1195651406565" calcext:value-type="float">
            <text:p>-15.1195651406565</text:p>
          </table:table-cell>
          <table:table-cell table:formula="of:=IF([.B3]=0;0;IF([.B3]=1;1;[.C3]+VLOOKUP([.$A3]; [.$G$2:.$H$42]; 2; 0)))" office:value-type="float" office:value="-15.1147654660987" calcext:value-type="float">
            <text:p>-15.1147654660987</text:p>
          </table:table-cell>
          <table:table-cell table:formula="of:=IF([.B3]=0;0;IF([.B3]=1;1;1/(1+EXP(-[.D3]+0.5))))" office:value-type="float" office:value="0.00000016542206960934" calcext:value-type="float">
            <text:p>1.65422069609335E-07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0.00482514844922632" calcext:value-type="float">
            <text:p>0.00482514844922632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185769" calcext:value-type="float">
            <text:p>0.0000000185769</text:p>
          </table:table-cell>
          <table:table-cell table:formula="of:=IF([.B4]=0;0;IF([.B4]=1;1;LN([.B4]/(1-[.B4]))+0.5))" office:value-type="float" office:value="-17.3013469449752" calcext:value-type="float">
            <text:p>-17.3013469449752</text:p>
          </table:table-cell>
          <table:table-cell table:formula="of:=IF([.B4]=0;0;IF([.B4]=1;1;[.C4]+VLOOKUP([.$A4]; [.$G$2:.$H$42]; 2; 0)))" office:value-type="float" office:value="-17.2965971735858" calcext:value-type="float">
            <text:p>-17.2965971735858</text:p>
          </table:table-cell>
          <table:table-cell table:formula="of:=IF([.B4]=0;0;IF([.B4]=1;1;1/(1+EXP(-[.D4]+0.5))))" office:value-type="float" office:value="0.00000001866534590912" calcext:value-type="float">
            <text:p>1.86653459091208E-0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0478415464289183" calcext:value-type="float">
            <text:p>0.00478415464289183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39224" calcext:value-type="float">
            <text:p>0.00000000139224</text:p>
          </table:table-cell>
          <table:table-cell table:formula="of:=IF([.B5]=0;0;IF([.B5]=1;1;LN([.B5]/(1-[.B5]))+0.5))" office:value-type="float" office:value="-19.8923518747104" calcext:value-type="float">
            <text:p>-19.8923518747104</text:p>
          </table:table-cell>
          <table:table-cell table:formula="of:=IF([.B5]=0;0;IF([.B5]=1;1;[.C5]+VLOOKUP([.$A5]; [.$G$2:.$H$42]; 2; 0)))" office:value-type="float" office:value="-19.8876343353414" calcext:value-type="float">
            <text:p>-19.8876343353414</text:p>
          </table:table-cell>
          <table:table-cell table:formula="of:=IF([.B5]=0;0;IF([.B5]=1;1;1/(1+EXP(-[.D5]+0.5))))" office:value-type="float" office:value="0.00000000139882346367" calcext:value-type="float">
            <text:p>1.39882346366675E-09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0.00486400914013966" calcext:value-type="float">
            <text:p>0.0048640091401396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]=0;0;IF([.B6]=1;1;LN([.B6]/(1-[.B6]))+0.5))" office:value-type="float" office:value="0" calcext:value-type="float">
            <text:p>0</text:p>
          </table:table-cell>
          <table:table-cell table:formula="of:=IF([.B6]=0;0;IF([.B6]=1;1;[.C6]+VLOOKUP([.$A6]; [.$G$2:.$H$42]; 2; 0)))" office:value-type="float" office:value="0" calcext:value-type="float">
            <text:p>0</text:p>
          </table:table-cell>
          <table:table-cell table:formula="of:=IF([.B6]=0;0;IF([.B6]=1;1;1/(1+EXP(-[.D6]+0.5))))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0489547275801218" calcext:value-type="float">
            <text:p>0.00489547275801218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00000783131" calcext:value-type="float">
            <text:p>7.83131E-12</text:p>
          </table:table-cell>
          <table:table-cell table:formula="of:=IF([.B7]=0;0;IF([.B7]=1;1;LN([.B7]/(1-[.B7]))+0.5))" office:value-type="float" office:value="-25.0728913146757" calcext:value-type="float">
            <text:p>-25.0728913146757</text:p>
          </table:table-cell>
          <table:table-cell table:formula="of:=IF([.B7]=0;0;IF([.B7]=1;1;[.C7]+VLOOKUP([.$A7]; [.$G$2:.$H$42]; 2; 0)))" office:value-type="float" office:value="-25.0679958419177" calcext:value-type="float">
            <text:p>-25.0679958419177</text:p>
          </table:table-cell>
          <table:table-cell table:formula="of:=IF([.B7]=0;0;IF([.B7]=1;1;1/(1+EXP(-[.D7]+0.5))))" office:value-type="float" office:value="0.00000000000786974196" calcext:value-type="float">
            <text:p>7.86974195931529E-12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00490205639102704" calcext:value-type="float">
            <text:p>0.00490205639102704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000694555" calcext:value-type="float">
            <text:p>6.94555E-10</text:p>
          </table:table-cell>
          <table:table-cell table:formula="of:=IF([.B8]=0;0;IF([.B8]=1;1;LN([.B8]/(1-[.B8]))+0.5))" office:value-type="float" office:value="-20.5877497625107" calcext:value-type="float">
            <text:p>-20.5877497625107</text:p>
          </table:table-cell>
          <table:table-cell table:formula="of:=IF([.B8]=0;0;IF([.B8]=1;1;[.C8]+VLOOKUP([.$A8]; [.$G$2:.$H$42]; 2; 0)))" office:value-type="float" office:value="-20.5829316128973" calcext:value-type="float">
            <text:p>-20.5829316128973</text:p>
          </table:table-cell>
          <table:table-cell table:formula="of:=IF([.B8]=0;0;IF([.B8]=1;1;1/(1+EXP(-[.D8]+0.5))))" office:value-type="float" office:value="0.00000000069790954476" calcext:value-type="float">
            <text:p>6.97909544762162E-10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0481814961341214" calcext:value-type="float">
            <text:p>0.00481814961341214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132665" calcext:value-type="float">
            <text:p>0.0000000132665</text:p>
          </table:table-cell>
          <table:table-cell table:formula="of:=IF([.B9]=0;0;IF([.B9]=1;1;LN([.B9]/(1-[.B9]))+0.5))" office:value-type="float" office:value="-17.6380237629506" calcext:value-type="float">
            <text:p>-17.6380237629506</text:p>
          </table:table-cell>
          <table:table-cell table:formula="of:=IF([.B9]=0;0;IF([.B9]=1;1;[.C9]+VLOOKUP([.$A9]; [.$G$2:.$H$42]; 2; 0)))" office:value-type="float" office:value="-17.6332739915612" calcext:value-type="float">
            <text:p>-17.6332739915612</text:p>
          </table:table-cell>
          <table:table-cell table:formula="of:=IF([.B9]=0;0;IF([.B9]=1;1;1/(1+EXP(-[.D9]+0.5))))" office:value-type="float" office:value="0.00000001332966272681" calcext:value-type="float">
            <text:p>1.33296627268065E-08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00474977138941589" calcext:value-type="float">
            <text:p>0.00474977138941589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00000000166907" calcext:value-type="float">
            <text:p>1.66907E-11</text:p>
          </table:table-cell>
          <table:table-cell table:formula="of:=IF([.B10]=0;0;IF([.B10]=1;1;LN([.B10]/(1-[.B10]))+0.5))" office:value-type="float" office:value="-24.3161694378354" calcext:value-type="float">
            <text:p>-24.3161694378354</text:p>
          </table:table-cell>
          <table:table-cell table:formula="of:=IF([.B10]=0;0;IF([.B10]=1;1;[.C10]+VLOOKUP([.$A10]; [.$G$2:.$H$42]; 2; 0)))" office:value-type="float" office:value="-24.3113054286953" calcext:value-type="float">
            <text:p>-24.3113054286953</text:p>
          </table:table-cell>
          <table:table-cell table:formula="of:=IF([.B10]=0;0;IF([.B10]=1;1;1/(1+EXP(-[.D10]+0.5))))" office:value-type="float" office:value="0.00000000001677208148" calcext:value-type="float">
            <text:p>1.67720814770305E-1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045789500997966" calcext:value-type="float">
            <text:p>0.0045789500997966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23263" calcext:value-type="float">
            <text:p>0.00123263</text:p>
          </table:table-cell>
          <table:table-cell table:formula="of:=IF([.B11]=0;0;IF([.B11]=1;1;LN([.B11]/(1-[.B11]))+0.5))" office:value-type="float" office:value="-6.19737179062306" calcext:value-type="float">
            <text:p>-6.19737179062306</text:p>
          </table:table-cell>
          <table:table-cell table:formula="of:=IF([.B11]=0;0;IF([.B11]=1;1;[.C11]+VLOOKUP([.$A11]; [.$G$2:.$H$42]; 2; 0)))" office:value-type="float" office:value="-6.19132323393071" calcext:value-type="float">
            <text:p>-6.19132323393071</text:p>
          </table:table-cell>
          <table:table-cell table:formula="of:=IF([.B11]=0;0;IF([.B11]=1;1;1/(1+EXP(-[.D11]+0.5))))" office:value-type="float" office:value="0.00124009895213294" calcext:value-type="float">
            <text:p>0.00124009895213294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00464492126394373" calcext:value-type="float">
            <text:p>0.0046449212639437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+0.5))" office:value-type="float" office:value="0" calcext:value-type="float">
            <text:p>0</text:p>
          </table:table-cell>
          <table:table-cell table:formula="of:=IF([.B12]=0;0;IF([.B12]=1;1;[.C12]+VLOOKUP([.$A12]; [.$G$2:.$H$42]; 2; 0)))" office:value-type="float" office:value="0" calcext:value-type="float">
            <text:p>0</text:p>
          </table:table-cell>
          <table:table-cell table:formula="of:=IF([.B12]=0;0;IF([.B12]=1;1;1/(1+EXP(-[.D12]+0.5))))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0471753936899967" calcext:value-type="float">
            <text:p>0.00471753936899967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112854" calcext:value-type="float">
            <text:p>0.00000112854</text:p>
          </table:table-cell>
          <table:table-cell table:formula="of:=IF([.B13]=0;0;IF([.B13]=1;1;LN([.B13]/(1-[.B13]))+0.5))" office:value-type="float" office:value="-13.194584667495" calcext:value-type="float">
            <text:p>-13.194584667495</text:p>
          </table:table-cell>
          <table:table-cell table:formula="of:=IF([.B13]=0;0;IF([.B13]=1;1;[.C13]+VLOOKUP([.$A13]; [.$G$2:.$H$42]; 2; 0)))" office:value-type="float" office:value="-13.1897274113304" calcext:value-type="float">
            <text:p>-13.1897274113304</text:p>
          </table:table-cell>
          <table:table-cell table:formula="of:=IF([.B13]=0;0;IF([.B13]=1;1;1/(1+EXP(-[.D13]+0.5))))" office:value-type="float" office:value="0.00000113403493600805" calcext:value-type="float">
            <text:p>1.13403493600805E-06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00479967455772075" calcext:value-type="float">
            <text:p>0.00479967455772075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133469" calcext:value-type="float">
            <text:p>0.0000133469</text:p>
          </table:table-cell>
          <table:table-cell table:formula="of:=IF([.B14]=0;0;IF([.B14]=1;1;LN([.B14]/(1-[.B14]))+0.5))" office:value-type="float" office:value="-10.7242130628316" calcext:value-type="float">
            <text:p>-10.7242130628316</text:p>
          </table:table-cell>
          <table:table-cell table:formula="of:=IF([.B14]=0;0;IF([.B14]=1;1;[.C14]+VLOOKUP([.$A14]; [.$G$2:.$H$42]; 2; 0)))" office:value-type="float" office:value="-10.7184978965796" calcext:value-type="float">
            <text:p>-10.7184978965796</text:p>
          </table:table-cell>
          <table:table-cell table:formula="of:=IF([.B14]=0;0;IF([.B14]=1;1;1/(1+EXP(-[.D14]+0.5))))" office:value-type="float" office:value="0.0000134233971171677" calcext:value-type="float">
            <text:p>1.34233971171677E-0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048148856232812" calcext:value-type="float">
            <text:p>0.0048148856232812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589774" calcext:value-type="float">
            <text:p>0.000589774</text:p>
          </table:table-cell>
          <table:table-cell table:formula="of:=IF([.B15]=0;0;IF([.B15]=1;1;LN([.B15]/(1-[.B15]))+0.5))" office:value-type="float" office:value="-6.93518119730959" calcext:value-type="float">
            <text:p>-6.93518119730959</text:p>
          </table:table-cell>
          <table:table-cell table:formula="of:=IF([.B15]=0;0;IF([.B15]=1;1;[.C15]+VLOOKUP([.$A15]; [.$G$2:.$H$42]; 2; 0)))" office:value-type="float" office:value="-6.92946603105755" calcext:value-type="float">
            <text:p>-6.92946603105755</text:p>
          </table:table-cell>
          <table:table-cell table:formula="of:=IF([.B15]=0;0;IF([.B15]=1;1;1/(1+EXP(-[.D15]+0.5))))" office:value-type="float" office:value="0.000593152301731027" calcext:value-type="float">
            <text:p>0.000593152301731027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00485725616455733" calcext:value-type="float">
            <text:p>0.00485725616455733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226771" calcext:value-type="float">
            <text:p>0.00000000226771</text:p>
          </table:table-cell>
          <table:table-cell table:formula="of:=IF([.B16]=0;0;IF([.B16]=1;1;LN([.B16]/(1-[.B16]))+0.5))" office:value-type="float" office:value="-19.4044953229499" calcext:value-type="float">
            <text:p>-19.4044953229499</text:p>
          </table:table-cell>
          <table:table-cell table:formula="of:=IF([.B16]=0;0;IF([.B16]=1;1;[.C16]+VLOOKUP([.$A16]; [.$G$2:.$H$42]; 2; 0)))" office:value-type="float" office:value="-19.3999163728501" calcext:value-type="float">
            <text:p>-19.3999163728501</text:p>
          </table:table-cell>
          <table:table-cell table:formula="of:=IF([.B16]=0;0;IF([.B16]=1;1;1/(1+EXP(-[.D16]+0.5))))" office:value-type="float" office:value="0.00000000227811754053" calcext:value-type="float">
            <text:p>2.27811754052714E-0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00508952454113042" calcext:value-type="float">
            <text:p>0.00508952454113042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0;IF([.B17]=1;1;LN([.B17]/(1-[.B17]))+0.5))" office:value-type="float" office:value="0" calcext:value-type="float">
            <text:p>0</text:p>
          </table:table-cell>
          <table:table-cell table:formula="of:=IF([.B17]=0;0;IF([.B17]=1;1;[.C17]+VLOOKUP([.$A17]; [.$G$2:.$H$42]; 2; 0)))" office:value-type="float" office:value="0" calcext:value-type="float">
            <text:p>0</text:p>
          </table:table-cell>
          <table:table-cell table:formula="of:=IF([.B17]=0;0;IF([.B17]=1;1;1/(1+EXP(-[.D17]+0.5))))" office:value-type="float" office:value="0" calcext:value-type="float">
            <text:p>0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00527685578934619" calcext:value-type="float">
            <text:p>0.00527685578934619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65513" calcext:value-type="float">
            <text:p>0.000000065513</text:p>
          </table:table-cell>
          <table:table-cell table:formula="of:=IF([.B18]=0;0;IF([.B18]=1;1;LN([.B18]/(1-[.B18]))+0.5))" office:value-type="float" office:value="-16.041017175203" calcext:value-type="float">
            <text:p>-16.041017175203</text:p>
          </table:table-cell>
          <table:table-cell table:formula="of:=IF([.B18]=0;0;IF([.B18]=1;1;[.C18]+VLOOKUP([.$A18]; [.$G$2:.$H$42]; 2; 0)))" office:value-type="float" office:value="-16.0364382251032" calcext:value-type="float">
            <text:p>-16.0364382251032</text:p>
          </table:table-cell>
          <table:table-cell table:formula="of:=IF([.B18]=0;0;IF([.B18]=1;1;1/(1+EXP(-[.D18]+0.5))))" office:value-type="float" office:value="0.00000006581366858603" calcext:value-type="float">
            <text:p>6.58136685860336E-0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0542766660027365" calcext:value-type="float">
            <text:p>0.00542766660027365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=0;0;IF([.B19]=1;1;LN([.B19]/(1-[.B19]))+0.5))" office:value-type="float" office:value="0" calcext:value-type="float">
            <text:p>0</text:p>
          </table:table-cell>
          <table:table-cell table:formula="of:=IF([.B19]=0;0;IF([.B19]=1;1;[.C19]+VLOOKUP([.$A19]; [.$G$2:.$H$42]; 2; 0)))" office:value-type="float" office:value="0" calcext:value-type="float">
            <text:p>0</text:p>
          </table:table-cell>
          <table:table-cell table:formula="of:=IF([.B19]=0;0;IF([.B19]=1;1;1/(1+EXP(-[.D19]+0.5))))" office:value-type="float" office:value="0" calcext:value-type="float">
            <text:p>0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00571516625203953" calcext:value-type="float">
            <text:p>0.00571516625203953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710581" calcext:value-type="float">
            <text:p>0.0000710581</text:p>
          </table:table-cell>
          <table:table-cell table:formula="of:=IF([.B20]=0;0;IF([.B20]=1;1;LN([.B20]/(1-[.B20]))+0.5))" office:value-type="float" office:value="-9.05194164507203" calcext:value-type="float">
            <text:p>-9.05194164507203</text:p>
          </table:table-cell>
          <table:table-cell table:formula="of:=IF([.B20]=0;0;IF([.B20]=1;1;[.C20]+VLOOKUP([.$A20]; [.$G$2:.$H$42]; 2; 0)))" office:value-type="float" office:value="-9.04606634982193" calcext:value-type="float">
            <text:p>-9.04606634982193</text:p>
          </table:table-cell>
          <table:table-cell table:formula="of:=IF([.B20]=0;0;IF([.B20]=1;1;1/(1+EXP(-[.D20]+0.5))))" office:value-type="float" office:value="0.000071476786224965" calcext:value-type="float">
            <text:p>7.1476786224965E-05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0587529525009348" calcext:value-type="float">
            <text:p>0.00587529525009348</text:p>
          </table:table-cell>
          <table:table-cell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75081" calcext:value-type="float">
            <text:p>0.0175081</text:p>
          </table:table-cell>
          <table:table-cell table:formula="of:=IF([.B21]=0;0;IF([.B21]=1;1;LN([.B21]/(1-[.B21]))+0.5))" office:value-type="float" office:value="-3.52742846844762" calcext:value-type="float">
            <text:p>-3.52742846844762</text:p>
          </table:table-cell>
          <table:table-cell table:formula="of:=IF([.B21]=0;0;IF([.B21]=1;1;[.C21]+VLOOKUP([.$A21]; [.$G$2:.$H$42]; 2; 0)))" office:value-type="float" office:value="-3.52207015999545" calcext:value-type="float">
            <text:p>-3.52207015999545</text:p>
          </table:table-cell>
          <table:table-cell table:formula="of:=IF([.B21]=0;0;IF([.B21]=1;1;1/(1+EXP(-[.D21]+0.5))))" office:value-type="float" office:value="0.0176005099889942" calcext:value-type="float">
            <text:p>0.0176005099889942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0.0060485566923476" calcext:value-type="float">
            <text:p>0.0060485566923476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515149" calcext:value-type="float">
            <text:p>0.000000515149</text:p>
          </table:table-cell>
          <table:table-cell table:formula="of:=IF([.B22]=0;0;IF([.B22]=1;1;LN([.B22]/(1-[.B22]))+0.5))" office:value-type="float" office:value="-13.9788091425903" calcext:value-type="float">
            <text:p>-13.9788091425903</text:p>
          </table:table-cell>
          <table:table-cell table:formula="of:=IF([.B22]=0;0;IF([.B22]=1;1;[.C22]+VLOOKUP([.$A22]; [.$G$2:.$H$42]; 2; 0)))" office:value-type="float" office:value="-13.9740593712008" calcext:value-type="float">
            <text:p>-13.9740593712008</text:p>
          </table:table-cell>
          <table:table-cell table:formula="of:=IF([.B22]=0;0;IF([.B22]=1;1;1/(1+EXP(-[.D22]+0.5))))" office:value-type="float" office:value="0.00000051760165888844" calcext:value-type="float">
            <text:p>5.17601658888443E-0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594122812543581" calcext:value-type="float">
            <text:p>0.00594122812543581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0506841" calcext:value-type="float">
            <text:p>5.06841E-10</text:p>
          </table:table-cell>
          <table:table-cell table:formula="of:=IF([.B23]=0;0;IF([.B23]=1;1;LN([.B23]/(1-[.B23]))+0.5))" office:value-type="float" office:value="-20.9028237704837" calcext:value-type="float">
            <text:p>-20.9028237704837</text:p>
          </table:table-cell>
          <table:table-cell table:formula="of:=IF([.B23]=0;0;IF([.B23]=1;1;[.C23]+VLOOKUP([.$A23]; [.$G$2:.$H$42]; 2; 0)))" office:value-type="float" office:value="-20.8980739990943" calcext:value-type="float">
            <text:p>-20.8980739990943</text:p>
          </table:table-cell>
          <table:table-cell table:formula="of:=IF([.B23]=0;0;IF([.B23]=1;1;1/(1+EXP(-[.D23]+0.5))))" office:value-type="float" office:value="0.00000000050925410519" calcext:value-type="float">
            <text:p>5.09254105191855E-10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0.00602298724511513" calcext:value-type="float">
            <text:p>0.00602298724511513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36757" calcext:value-type="float">
            <text:p>0.0000000136757</text:p>
          </table:table-cell>
          <table:table-cell table:formula="of:=IF([.B24]=0;0;IF([.B24]=1;1;LN([.B24]/(1-[.B24]))+0.5))" office:value-type="float" office:value="-17.6076452879729" calcext:value-type="float">
            <text:p>-17.6076452879729</text:p>
          </table:table-cell>
          <table:table-cell table:formula="of:=IF([.B24]=0;0;IF([.B24]=1;1;[.C24]+VLOOKUP([.$A24]; [.$G$2:.$H$42]; 2; 0)))" office:value-type="float" office:value="-17.6028456134152" calcext:value-type="float">
            <text:p>-17.6028456134152</text:p>
          </table:table-cell>
          <table:table-cell table:formula="of:=IF([.B24]=0;0;IF([.B24]=1;1;1/(1+EXP(-[.D24]+0.5))))" office:value-type="float" office:value="0.00000001374149668347" calcext:value-type="float">
            <text:p>1.37414966834684E-08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0583177138443479" calcext:value-type="float">
            <text:p>0.00583177138443479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633328" calcext:value-type="float">
            <text:p>0.00000633328</text:p>
          </table:table-cell>
          <table:table-cell table:formula="of:=IF([.B25]=0;0;IF([.B25]=1;1;LN([.B25]/(1-[.B25]))+0.5))" office:value-type="float" office:value="-11.469685955254" calcext:value-type="float">
            <text:p>-11.469685955254</text:p>
          </table:table-cell>
          <table:table-cell table:formula="of:=IF([.B25]=0;0;IF([.B25]=1;1;[.C25]+VLOOKUP([.$A25]; [.$G$2:.$H$42]; 2; 0)))" office:value-type="float" office:value="-11.4648862806963" calcext:value-type="float">
            <text:p>-11.4648862806963</text:p>
          </table:table-cell>
          <table:table-cell table:formula="of:=IF([.B25]=0;0;IF([.B25]=1;1;1/(1+EXP(-[.D25]+0.5))))" office:value-type="float" office:value="0.00000636375055531869" calcext:value-type="float">
            <text:p>6.36375055531869E-06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0.00552068338903343" calcext:value-type="float">
            <text:p>0.0055206833890334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6]=0;0;IF([.B26]=1;1;LN([.B26]/(1-[.B26]))+0.5))" office:value-type="float" office:value="0" calcext:value-type="float">
            <text:p>0</text:p>
          </table:table-cell>
          <table:table-cell table:formula="of:=IF([.B26]=0;0;IF([.B26]=1;1;[.C26]+VLOOKUP([.$A26]; [.$G$2:.$H$42]; 2; 0)))" office:value-type="float" office:value="0" calcext:value-type="float">
            <text:p>0</text:p>
          </table:table-cell>
          <table:table-cell table:formula="of:=IF([.B26]=0;0;IF([.B26]=1;1;1/(1+EXP(-[.D26]+0.5))))"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0535830845217233" calcext:value-type="float">
            <text:p>0.00535830845217233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269225" calcext:value-type="float">
            <text:p>0.00000269225</text:p>
          </table:table-cell>
          <table:table-cell table:formula="of:=IF([.B27]=0;0;IF([.B27]=1;1;LN([.B27]/(1-[.B27]))+0.5))" office:value-type="float" office:value="-12.3251305904838" calcext:value-type="float">
            <text:p>-12.3251305904838</text:p>
          </table:table-cell>
          <table:table-cell table:formula="of:=IF([.B27]=0;0;IF([.B27]=1;1;[.C27]+VLOOKUP([.$A27]; [.$G$2:.$H$42]; 2; 0)))" office:value-type="float" office:value="-12.3197029238835" calcext:value-type="float">
            <text:p>-12.3197029238835</text:p>
          </table:table-cell>
          <table:table-cell table:formula="of:=IF([.B27]=0;0;IF([.B27]=1;1;1/(1+EXP(-[.D27]+0.5))))" office:value-type="float" office:value="0.00000270690232384307" calcext:value-type="float">
            <text:p>2.70690232384307E-06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00513435618902566" calcext:value-type="float">
            <text:p>0.0051343561890256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8]=0;0;IF([.B28]=1;1;LN([.B28]/(1-[.B28]))+0.5))" office:value-type="float" office:value="0" calcext:value-type="float">
            <text:p>0</text:p>
          </table:table-cell>
          <table:table-cell table:formula="of:=IF([.B28]=0;0;IF([.B28]=1;1;[.C28]+VLOOKUP([.$A28]; [.$G$2:.$H$42]; 2; 0)))" office:value-type="float" office:value="0" calcext:value-type="float">
            <text:p>0</text:p>
          </table:table-cell>
          <table:table-cell table:formula="of:=IF([.B28]=0;0;IF([.B28]=1;1;1/(1+EXP(-[.D28]+0.5))))"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00466983693352596" calcext:value-type="float">
            <text:p>0.0046698369335259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9]=0;0;IF([.B29]=1;1;LN([.B29]/(1-[.B29]))+0.5))" office:value-type="float" office:value="0" calcext:value-type="float">
            <text:p>0</text:p>
          </table:table-cell>
          <table:table-cell table:formula="of:=IF([.B29]=0;0;IF([.B29]=1;1;[.C29]+VLOOKUP([.$A29]; [.$G$2:.$H$42]; 2; 0)))" office:value-type="float" office:value="0" calcext:value-type="float">
            <text:p>0</text:p>
          </table:table-cell>
          <table:table-cell table:formula="of:=IF([.B29]=0;0;IF([.B29]=1;1;1/(1+EXP(-[.D29]+0.5))))" office:value-type="float" office:value="0" calcext:value-type="float">
            <text:p>0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0.00378402149696091" calcext:value-type="float">
            <text:p>0.00378402149696091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707502" calcext:value-type="float">
            <text:p>7.08E-09</text:p>
          </table:table-cell>
          <table:table-cell table:formula="of:=IF([.B30]=0;0;IF([.B30]=1;1;LN([.B30]/(1-[.B30]))+0.5))" office:value-type="float" office:value="-18.266695559491" calcext:value-type="float">
            <text:p>-18.266695559491</text:p>
          </table:table-cell>
          <table:table-cell table:formula="of:=IF([.B30]=0;0;IF([.B30]=1;1;[.C30]+VLOOKUP([.$A30]; [.$G$2:.$H$42]; 2; 0)))" office:value-type="float" office:value="-18.2621166093912" calcext:value-type="float">
            <text:p>-18.2621166093912</text:p>
          </table:table-cell>
          <table:table-cell table:formula="of:=IF([.B30]=0;0;IF([.B30]=1;1;1/(1+EXP(-[.D30]+0.5))))" office:value-type="float" office:value="0.00000000710749044685" calcext:value-type="float">
            <text:p>7.10749044684935E-0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0332294435533562" calcext:value-type="float">
            <text:p>0.00332294435533562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31853" calcext:value-type="float">
            <text:p>0.000131853</text:p>
          </table:table-cell>
          <table:table-cell table:formula="of:=IF([.B31]=0;0;IF([.B31]=1;1;LN([.B31]/(1-[.B31]))+0.5))" office:value-type="float" office:value="-8.4336910306019" calcext:value-type="float">
            <text:p>-8.4336910306019</text:p>
          </table:table-cell>
          <table:table-cell table:formula="of:=IF([.B31]=0;0;IF([.B31]=1;1;[.C31]+VLOOKUP([.$A31]; [.$G$2:.$H$42]; 2; 0)))" office:value-type="float" office:value="-8.42774980247647" calcext:value-type="float">
            <text:p>-8.42774980247647</text:p>
          </table:table-cell>
          <table:table-cell table:formula="of:=IF([.B31]=0;0;IF([.B31]=1;1;1/(1+EXP(-[.D31]+0.5))))" office:value-type="float" office:value="0.000132638596239485" calcext:value-type="float">
            <text:p>0.000132638596239485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00264599614375593" calcext:value-type="float">
            <text:p>0.00264599614375593</text:p>
          </table:table-cell>
          <table:table-cell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52789" calcext:value-type="float">
            <text:p>0.0252789</text:p>
          </table:table-cell>
          <table:table-cell table:formula="of:=IF([.B32]=0;0;IF([.B32]=1;1;LN([.B32]/(1-[.B32]))+0.5))" office:value-type="float" office:value="-3.1521813231216" calcext:value-type="float">
            <text:p>-3.1521813231216</text:p>
          </table:table-cell>
          <table:table-cell table:formula="of:=IF([.B32]=0;0;IF([.B32]=1;1;[.C32]+VLOOKUP([.$A32]; [.$G$2:.$H$42]; 2; 0)))" office:value-type="float" office:value="-3.14682301466943" calcext:value-type="float">
            <text:p>-3.14682301466943</text:p>
          </table:table-cell>
          <table:table-cell table:formula="of:=IF([.B32]=0;0;IF([.B32]=1;1;1/(1+EXP(-[.D32]+0.5))))" office:value-type="float" office:value="0.0254112644413476" calcext:value-type="float">
            <text:p>0.0254112644413476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0195757155857024" calcext:value-type="float">
            <text:p>0.00195757155857024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857954" calcext:value-type="float">
            <text:p>8.58E-08</text:p>
          </table:table-cell>
          <table:table-cell table:formula="of:=IF([.B33]=0;0;IF([.B33]=1;1;LN([.B33]/(1-[.B33]))+0.5))" office:value-type="float" office:value="-15.7713003591479" calcext:value-type="float">
            <text:p>-15.7713003591479</text:p>
          </table:table-cell>
          <table:table-cell table:formula="of:=IF([.B33]=0;0;IF([.B33]=1;1;[.C33]+VLOOKUP([.$A33]; [.$G$2:.$H$42]; 2; 0)))" office:value-type="float" office:value="-15.7665828197789" calcext:value-type="float">
            <text:p>-15.7665828197789</text:p>
          </table:table-cell>
          <table:table-cell table:formula="of:=IF([.B33]=0;0;IF([.B33]=1;1;1/(1+EXP(-[.D33]+0.5))))" office:value-type="float" office:value="0.00000008620109934119" calcext:value-type="float">
            <text:p>8.62010993411878E-08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0.00147695711423552" calcext:value-type="float">
            <text:p>0.00147695711423552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894467" calcext:value-type="float">
            <text:p>8.94E-10</text:p>
          </table:table-cell>
          <table:table-cell table:formula="of:=IF([.B34]=0;0;IF([.B34]=1;1;LN([.B34]/(1-[.B34]))+0.5))" office:value-type="float" office:value="-20.3347931048843" calcext:value-type="float">
            <text:p>-20.3347931048843</text:p>
          </table:table-cell>
          <table:table-cell table:formula="of:=IF([.B34]=0;0;IF([.B34]=1;1;[.C34]+VLOOKUP([.$A34]; [.$G$2:.$H$42]; 2; 0)))" office:value-type="float" office:value="-20.3298976321263" calcext:value-type="float">
            <text:p>-20.3298976321263</text:p>
          </table:table-cell>
          <table:table-cell table:formula="of:=IF([.B34]=0;0;IF([.B34]=1;1;1/(1+EXP(-[.D34]+0.5))))" office:value-type="float" office:value="0.00000000089885657458" calcext:value-type="float">
            <text:p>8.98856574582316E-1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118170294043281" calcext:value-type="float">
            <text:p>0.00118170294043281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367713" calcext:value-type="float">
            <text:p>3.68E-05</text:p>
          </table:table-cell>
          <table:table-cell table:formula="of:=IF([.B35]=0;0;IF([.B35]=1;1;LN([.B35]/(1-[.B35]))+0.5))" office:value-type="float" office:value="-9.71075613639109" calcext:value-type="float">
            <text:p>-9.71075613639109</text:p>
          </table:table-cell>
          <table:table-cell table:formula="of:=IF([.B35]=0;0;IF([.B35]=1;1;[.C35]+VLOOKUP([.$A35]; [.$G$2:.$H$42]; 2; 0)))" office:value-type="float" office:value="-9.70532846979082" calcext:value-type="float">
            <text:p>-9.70532846979082</text:p>
          </table:table-cell>
          <table:table-cell table:formula="of:=IF([.B35]=0;0;IF([.B35]=1;1;1/(1+EXP(-[.D35]+0.5))))" office:value-type="float" office:value="0.0000369714175724669" calcext:value-type="float">
            <text:p>3.69714175724669E-05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0.000800934802624465" calcext:value-type="float">
            <text:p>0.000800934802624465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120736" calcext:value-type="float">
            <text:p>1.21E-08</text:p>
          </table:table-cell>
          <table:table-cell table:formula="of:=IF([.B36]=0;0;IF([.B36]=1;1;LN([.B36]/(1-[.B36]))+0.5))" office:value-type="float" office:value="-17.732244574085" calcext:value-type="float">
            <text:p>-17.732244574085</text:p>
          </table:table-cell>
          <table:table-cell table:formula="of:=IF([.B36]=0;0;IF([.B36]=1;1;[.C36]+VLOOKUP([.$A36]; [.$G$2:.$H$42]; 2; 0)))" office:value-type="float" office:value="-17.7274948026955" calcext:value-type="float">
            <text:p>-17.7274948026955</text:p>
          </table:table-cell>
          <table:table-cell table:formula="of:=IF([.B36]=0;0;IF([.B36]=1;1;1/(1+EXP(-[.D36]+0.5))))" office:value-type="float" office:value="0.00000001213108324722" calcext:value-type="float">
            <text:p>1.21310832472231E-08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00603396550024996" calcext:value-type="float">
            <text:p>0.000603396550024996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26098" calcext:value-type="float">
            <text:p>2.61E-08</text:p>
          </table:table-cell>
          <table:table-cell table:formula="of:=IF([.B37]=0;0;IF([.B37]=1;1;LN([.B37]/(1-[.B37]))+0.5))" office:value-type="float" office:value="-16.9614071278084" calcext:value-type="float">
            <text:p>-16.9614071278084</text:p>
          </table:table-cell>
          <table:table-cell table:formula="of:=IF([.B37]=0;0;IF([.B37]=1;1;[.C37]+VLOOKUP([.$A37]; [.$G$2:.$H$42]; 2; 0)))" office:value-type="float" office:value="-16.9566895884394" calcext:value-type="float">
            <text:p>-16.9566895884394</text:p>
          </table:table-cell>
          <table:table-cell table:formula="of:=IF([.B37]=0;0;IF([.B37]=1;1;1/(1+EXP(-[.D37]+0.5))))" office:value-type="float" office:value="0.00000002622140920424" calcext:value-type="float">
            <text:p>2.62214092042391E-08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000305838708641089" calcext:value-type="float">
            <text:p>0.00030583870864108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8]=0;0;IF([.B38]=1;1;LN([.B38]/(1-[.B38]))+0.5))" office:value-type="float" office:value="0" calcext:value-type="float">
            <text:p>0</text:p>
          </table:table-cell>
          <table:table-cell table:formula="of:=IF([.B38]=0;0;IF([.B38]=1;1;[.C38]+VLOOKUP([.$A38]; [.$G$2:.$H$42]; 2; 0)))" office:value-type="float" office:value="0" calcext:value-type="float">
            <text:p>0</text:p>
          </table:table-cell>
          <table:table-cell table:formula="of:=IF([.B38]=0;0;IF([.B38]=1;1;1/(1+EXP(-[.D38]+0.5))))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0147843872448524" calcext:value-type="float">
            <text:p>0.000147843872448524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326282" calcext:value-type="float">
            <text:p>3.26E-05</text:p>
          </table:table-cell>
          <table:table-cell table:formula="of:=IF([.B39]=0;0;IF([.B39]=1;1;LN([.B39]/(1-[.B39]))+0.5))" office:value-type="float" office:value="-9.83030098410787" calcext:value-type="float">
            <text:p>-9.83030098410787</text:p>
          </table:table-cell>
          <table:table-cell table:formula="of:=IF([.B39]=0;0;IF([.B39]=1;1;[.C39]+VLOOKUP([.$A39]; [.$G$2:.$H$42]; 2; 0)))" office:value-type="float" office:value="-9.82502412831852" calcext:value-type="float">
            <text:p>-9.82502412831852</text:p>
          </table:table-cell>
          <table:table-cell table:formula="of:=IF([.B39]=0;0;IF([.B39]=1;1;1/(1+EXP(-[.D39]+0.5))))" office:value-type="float" office:value="0.0000328008237132655" calcext:value-type="float">
            <text:p>3.28008237132655E-05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0.000093681521039824" calcext:value-type="float">
            <text:p>9.3681521039824E-05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0]=0;0;IF([.B40]=1;1;LN([.B40]/(1-[.B40]))+0.5))" office:value-type="float" office:value="0" calcext:value-type="float">
            <text:p>0</text:p>
          </table:table-cell>
          <table:table-cell table:formula="of:=IF([.B40]=0;0;IF([.B40]=1;1;[.C40]+VLOOKUP([.$A40]; [.$G$2:.$H$42]; 2; 0)))" office:value-type="float" office:value="0" calcext:value-type="float">
            <text:p>0</text:p>
          </table:table-cell>
          <table:table-cell table:formula="of:=IF([.B40]=0;0;IF([.B40]=1;1;1/(1+EXP(-[.D40]+0.5))))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0000556913493903098" calcext:value-type="float">
            <text:p>-5.56913493903098E-06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415229" calcext:value-type="float">
            <text:p>4.15E-09</text:p>
          </table:table-cell>
          <table:table-cell table:formula="of:=IF([.B41]=0;0;IF([.B41]=1;1;LN([.B41]/(1-[.B41]))+0.5))" office:value-type="float" office:value="-18.7996058435122" calcext:value-type="float">
            <text:p>-18.7996058435122</text:p>
          </table:table-cell>
          <table:table-cell table:formula="of:=IF([.B41]=0;0;IF([.B41]=1;1;[.C41]+VLOOKUP([.$A41]; [.$G$2:.$H$42]; 2; 0)))" office:value-type="float" office:value="-18.7948560721228" calcext:value-type="float">
            <text:p>-18.7948560721228</text:p>
          </table:table-cell>
          <table:table-cell table:formula="of:=IF([.B41]=0;0;IF([.B41]=1;1;1/(1+EXP(-[.D41]+0.5))))" office:value-type="float" office:value="0.00000000417205934092" calcext:value-type="float">
            <text:p>4.17205934091833E-09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-0.00000124655460194648" calcext:value-type="float">
            <text:p>-1.24655460194648E-06</text:p>
          </table:table-cell>
          <table:table-cell table:number-columns-repeated="2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0264969" calcext:value-type="float">
            <text:p>2.65E-12</text:p>
          </table:table-cell>
          <table:table-cell table:formula="of:=IF([.B42]=0;0;IF([.B42]=1;1;LN([.B42]/(1-[.B42]))+0.5))" office:value-type="float" office:value="-26.1565784639027" calcext:value-type="float">
            <text:p>-26.1565784639027</text:p>
          </table:table-cell>
          <table:table-cell table:formula="of:=IF([.B42]=0;0;IF([.B42]=1;1;[.C42]+VLOOKUP([.$A42]; [.$G$2:.$H$42]; 2; 0)))" office:value-type="float" office:value="-26.1517533154534" calcext:value-type="float">
            <text:p>-26.1517533154534</text:p>
          </table:table-cell>
          <table:table-cell table:formula="of:=IF([.B42]=0;0;IF([.B42]=1;1;1/(1+EXP(-[.D42]+0.5))))" office:value-type="float" office:value="0.00000000000266250604" calcext:value-type="float">
            <text:p>2.6625060423826E-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9796874999755" calcext:value-type="float">
            <text:p>-1.9796874999755E-06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56304" calcext:value-type="float">
            <text:p>1.56E-06</text:p>
          </table:table-cell>
          <table:table-cell table:formula="of:=IF([.B43]=0;0;IF([.B43]=1;1;LN([.B43]/(1-[.B43]))+0.5))" office:value-type="float" office:value="-12.8688763520006" calcext:value-type="float">
            <text:p>-12.8688763520006</text:p>
          </table:table-cell>
          <table:table-cell table:formula="of:=IF([.B43]=0;0;IF([.B43]=1;1;[.C43]+VLOOKUP([.$A43]; [.$G$2:.$H$42]; 2; 0)))" office:value-type="float" office:value="-12.8637868274594" calcext:value-type="float">
            <text:p>-12.8637868274594</text:p>
          </table:table-cell>
          <table:table-cell table:formula="of:=IF([.B43]=0;0;IF([.B43]=1;1;1/(1+EXP(-[.D43]+0.5))))" office:value-type="float" office:value="0.00000157101539621279" calcext:value-type="float">
            <text:p>1.57101539621279E-0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172092" calcext:value-type="float">
            <text:p>1.72E-06</text:p>
          </table:table-cell>
          <table:table-cell table:formula="of:=IF([.B44]=0;0;IF([.B44]=1;1;LN([.B44]/(1-[.B44]))+0.5))" office:value-type="float" office:value="-12.7726498054958" calcext:value-type="float">
            <text:p>-12.7726498054958</text:p>
          </table:table-cell>
          <table:table-cell table:formula="of:=IF([.B44]=0;0;IF([.B44]=1;1;[.C44]+VLOOKUP([.$A44]; [.$G$2:.$H$42]; 2; 0)))" office:value-type="float" office:value="-12.7677925493313" calcext:value-type="float">
            <text:p>-12.7677925493313</text:p>
          </table:table-cell>
          <table:table-cell table:formula="of:=IF([.B44]=0;0;IF([.B44]=1;1;1/(1+EXP(-[.D44]+0.5))))" office:value-type="float" office:value="0.00000172929926847602" calcext:value-type="float">
            <text:p>1.72929926847602E-06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70214" calcext:value-type="float">
            <text:p>1.70E-05</text:p>
          </table:table-cell>
          <table:table-cell table:formula="of:=IF([.B45]=0;0;IF([.B45]=1;1;LN([.B45]/(1-[.B45]))+0.5))" office:value-type="float" office:value="-10.4810221604878" calcext:value-type="float">
            <text:p>-10.4810221604878</text:p>
          </table:table-cell>
          <table:table-cell table:formula="of:=IF([.B45]=0;0;IF([.B45]=1;1;[.C45]+VLOOKUP([.$A45]; [.$G$2:.$H$42]; 2; 0)))" office:value-type="float" office:value="-10.4755944938875" calcext:value-type="float">
            <text:p>-10.4755944938875</text:p>
          </table:table-cell>
          <table:table-cell table:formula="of:=IF([.B45]=0;0;IF([.B45]=1;1;1/(1+EXP(-[.D45]+0.5))))" office:value-type="float" office:value="0.0000171140360746102" calcext:value-type="float">
            <text:p>1.71140360746102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6]=0;0;IF([.B46]=1;1;LN([.B46]/(1-[.B46]))+0.5))" office:value-type="float" office:value="0" calcext:value-type="float">
            <text:p>0</text:p>
          </table:table-cell>
          <table:table-cell table:formula="of:=IF([.B46]=0;0;IF([.B46]=1;1;[.C46]+VLOOKUP([.$A46]; [.$G$2:.$H$42]; 2; 0)))" office:value-type="float" office:value="0" calcext:value-type="float">
            <text:p>0</text:p>
          </table:table-cell>
          <table:table-cell table:formula="of:=IF([.B46]=0;0;IF([.B46]=1;1;1/(1+EXP(-[.D4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7]=0;0;IF([.B47]=1;1;LN([.B47]/(1-[.B47]))+0.5))" office:value-type="float" office:value="0" calcext:value-type="float">
            <text:p>0</text:p>
          </table:table-cell>
          <table:table-cell table:formula="of:=IF([.B47]=0;0;IF([.B47]=1;1;[.C47]+VLOOKUP([.$A47]; [.$G$2:.$H$42]; 2; 0)))" office:value-type="float" office:value="0" calcext:value-type="float">
            <text:p>0</text:p>
          </table:table-cell>
          <table:table-cell table:formula="of:=IF([.B47]=0;0;IF([.B47]=1;1;1/(1+EXP(-[.D4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51133" calcext:value-type="float">
            <text:p>5.11E-07</text:p>
          </table:table-cell>
          <table:table-cell table:formula="of:=IF([.B48]=0;0;IF([.B48]=1;1;LN([.B48]/(1-[.B48]))+0.5))" office:value-type="float" office:value="-13.9862501512833" calcext:value-type="float">
            <text:p>-13.9862501512833</text:p>
          </table:table-cell>
          <table:table-cell table:formula="of:=IF([.B48]=0;0;IF([.B48]=1;1;[.C48]+VLOOKUP([.$A48]; [.$G$2:.$H$42]; 2; 0)))" office:value-type="float" office:value="-13.98143526566" calcext:value-type="float">
            <text:p>-13.98143526566</text:p>
          </table:table-cell>
          <table:table-cell table:formula="of:=IF([.B48]=0;0;IF([.B48]=1;1;1/(1+EXP(-[.D48]+0.5))))" office:value-type="float" office:value="0.00000051379793083527" calcext:value-type="float">
            <text:p>5.13797930835272E-07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072" calcext:value-type="float">
            <text:p>1.01E-05</text:p>
          </table:table-cell>
          <table:table-cell table:formula="of:=IF([.B49]=0;0;IF([.B49]=1;1;LN([.B49]/(1-[.B49]))+0.5))" office:value-type="float" office:value="-11.0057411891715" calcext:value-type="float">
            <text:p>-11.0057411891715</text:p>
          </table:table-cell>
          <table:table-cell table:formula="of:=IF([.B49]=0;0;IF([.B49]=1;1;[.C49]+VLOOKUP([.$A49]; [.$G$2:.$H$42]; 2; 0)))" office:value-type="float" office:value="-11.0008839330069" calcext:value-type="float">
            <text:p>-11.0008839330069</text:p>
          </table:table-cell>
          <table:table-cell table:formula="of:=IF([.B49]=0;0;IF([.B49]=1;1;1/(1+EXP(-[.D49]+0.5))))" office:value-type="float" office:value="0.0000101210407943774" calcext:value-type="float">
            <text:p>1.01210407943774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014804" calcext:value-type="float">
            <text:p>1.48E-10</text:p>
          </table:table-cell>
          <table:table-cell table:formula="of:=IF([.B50]=0;0;IF([.B50]=1;1;LN([.B50]/(1-[.B50]))+0.5))" office:value-type="float" office:value="-22.1335386082626" calcext:value-type="float">
            <text:p>-22.1335386082626</text:p>
          </table:table-cell>
          <table:table-cell table:formula="of:=IF([.B50]=0;0;IF([.B50]=1;1;[.C50]+VLOOKUP([.$A50]; [.$G$2:.$H$42]; 2; 0)))" office:value-type="float" office:value="-22.1287888368731" calcext:value-type="float">
            <text:p>-22.1287888368731</text:p>
          </table:table-cell>
          <table:table-cell table:formula="of:=IF([.B50]=0;0;IF([.B50]=1;1;1/(1+EXP(-[.D50]+0.5))))" office:value-type="float" office:value="0.00000000014874482872" calcext:value-type="float">
            <text:p>1.48744828718929E-1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05378" calcext:value-type="float">
            <text:p>7.05E-08</text:p>
          </table:table-cell>
          <table:table-cell table:formula="of:=IF([.B51]=0;0;IF([.B51]=1;1;LN([.B51]/(1-[.B51]))+0.5))" office:value-type="float" office:value="-15.9671170300655" calcext:value-type="float">
            <text:p>-15.9671170300655</text:p>
          </table:table-cell>
          <table:table-cell table:formula="of:=IF([.B51]=0;0;IF([.B51]=1;1;[.C51]+VLOOKUP([.$A51]; [.$G$2:.$H$42]; 2; 0)))" office:value-type="float" office:value="-15.9623021444422" calcext:value-type="float">
            <text:p>-15.9623021444422</text:p>
          </table:table-cell>
          <table:table-cell table:formula="of:=IF([.B51]=0;0;IF([.B51]=1;1;1/(1+EXP(-[.D51]+0.5))))" office:value-type="float" office:value="0.00000007087825037212" calcext:value-type="float">
            <text:p>7.08782503721216E-08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13537" calcext:value-type="float">
            <text:p>6.14E-08</text:p>
          </table:table-cell>
          <table:table-cell table:formula="of:=IF([.B52]=0;0;IF([.B52]=1;1;LN([.B52]/(1-[.B52]))+0.5))" office:value-type="float" office:value="-16.1066102965559" calcext:value-type="float">
            <text:p>-16.1066102965559</text:p>
          </table:table-cell>
          <table:table-cell table:formula="of:=IF([.B52]=0;0;IF([.B52]=1;1;[.C52]+VLOOKUP([.$A52]; [.$G$2:.$H$42]; 2; 0)))" office:value-type="float" office:value="-16.1017954109326" calcext:value-type="float">
            <text:p>-16.1017954109326</text:p>
          </table:table-cell>
          <table:table-cell table:formula="of:=IF([.B52]=0;0;IF([.B52]=1;1;1/(1+EXP(-[.D52]+0.5))))" office:value-type="float" office:value="0.00000006164982335781" calcext:value-type="float">
            <text:p>6.16498233578139E-08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224745" calcext:value-type="float">
            <text:p>2.25E-10</text:p>
          </table:table-cell>
          <table:table-cell table:formula="of:=IF([.B53]=0;0;IF([.B53]=1;1;LN([.B53]/(1-[.B53]))+0.5))" office:value-type="float" office:value="-21.7160546895406" calcext:value-type="float">
            <text:p>-21.7160546895406</text:p>
          </table:table-cell>
          <table:table-cell table:formula="of:=IF([.B53]=0;0;IF([.B53]=1;1;[.C53]+VLOOKUP([.$A53]; [.$G$2:.$H$42]; 2; 0)))" office:value-type="float" office:value="-21.7111906804004" calcext:value-type="float">
            <text:p>-21.7111906804004</text:p>
          </table:table-cell>
          <table:table-cell table:formula="of:=IF([.B53]=0;0;IF([.B53]=1;1;1/(1+EXP(-[.D53]+0.5))))" office:value-type="float" office:value="0.00000000022584082462" calcext:value-type="float">
            <text:p>2.25840824623977E-10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975311" calcext:value-type="float">
            <text:p>9.75E-09</text:p>
          </table:table-cell>
          <table:table-cell table:formula="of:=IF([.B54]=0;0;IF([.B54]=1;1;LN([.B54]/(1-[.B54]))+0.5))" office:value-type="float" office:value="-17.9456796186861" calcext:value-type="float">
            <text:p>-17.9456796186861</text:p>
          </table:table-cell>
          <table:table-cell table:formula="of:=IF([.B54]=0;0;IF([.B54]=1;1;[.C54]+VLOOKUP([.$A54]; [.$G$2:.$H$42]; 2; 0)))" office:value-type="float" office:value="-17.9410346974221" calcext:value-type="float">
            <text:p>-17.9410346974221</text:p>
          </table:table-cell>
          <table:table-cell table:formula="of:=IF([.B54]=0;0;IF([.B54]=1;1;1/(1+EXP(-[.D54]+0.5))))" office:value-type="float" office:value="0.00000000979851780378" calcext:value-type="float">
            <text:p>9.79851780378082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0;IF([.B55]=1;1;LN([.B55]/(1-[.B55]))+0.5))" office:value-type="float" office:value="0" calcext:value-type="float">
            <text:p>0</text:p>
          </table:table-cell>
          <table:table-cell table:formula="of:=IF([.B55]=0;0;IF([.B55]=1;1;[.C55]+VLOOKUP([.$A55]; [.$G$2:.$H$42]; 2; 0)))" office:value-type="float" office:value="0" calcext:value-type="float">
            <text:p>0</text:p>
          </table:table-cell>
          <table:table-cell table:formula="of:=IF([.B55]=0;0;IF([.B55]=1;1;1/(1+EXP(-[.D5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228544" calcext:value-type="float">
            <text:p>2.29E-09</text:p>
          </table:table-cell>
          <table:table-cell table:formula="of:=IF([.B56]=0;0;IF([.B56]=1;1;LN([.B56]/(1-[.B56]))+0.5))" office:value-type="float" office:value="-19.3967072686771" calcext:value-type="float">
            <text:p>-19.3967072686771</text:p>
          </table:table-cell>
          <table:table-cell table:formula="of:=IF([.B56]=0;0;IF([.B56]=1;1;[.C56]+VLOOKUP([.$A56]; [.$G$2:.$H$42]; 2; 0)))" office:value-type="float" office:value="-19.3918432595369" calcext:value-type="float">
            <text:p>-19.3918432595369</text:p>
          </table:table-cell>
          <table:table-cell table:formula="of:=IF([.B56]=0;0;IF([.B56]=1;1;1/(1+EXP(-[.D56]+0.5))))" office:value-type="float" office:value="0.00000000229658348005" calcext:value-type="float">
            <text:p>2.29658348004821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0;IF([.B57]=1;1;LN([.B57]/(1-[.B57]))+0.5))" office:value-type="float" office:value="0" calcext:value-type="float">
            <text:p>0</text:p>
          </table:table-cell>
          <table:table-cell table:formula="of:=IF([.B57]=0;0;IF([.B57]=1;1;[.C57]+VLOOKUP([.$A57]; [.$G$2:.$H$42]; 2; 0)))" office:value-type="float" office:value="0" calcext:value-type="float">
            <text:p>0</text:p>
          </table:table-cell>
          <table:table-cell table:formula="of:=IF([.B57]=0;0;IF([.B57]=1;1;1/(1+EXP(-[.D5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659461" calcext:value-type="float">
            <text:p>6.59E-09</text:p>
          </table:table-cell>
          <table:table-cell table:formula="of:=IF([.B58]=0;0;IF([.B58]=1;1;LN([.B58]/(1-[.B58]))+0.5))" office:value-type="float" office:value="-18.33701318164" calcext:value-type="float">
            <text:p>-18.33701318164</text:p>
          </table:table-cell>
          <table:table-cell table:formula="of:=IF([.B58]=0;0;IF([.B58]=1;1;[.C58]+VLOOKUP([.$A58]; [.$G$2:.$H$42]; 2; 0)))" office:value-type="float" office:value="-18.3324342315402" calcext:value-type="float">
            <text:p>-18.3324342315402</text:p>
          </table:table-cell>
          <table:table-cell table:formula="of:=IF([.B58]=0;0;IF([.B58]=1;1;1/(1+EXP(-[.D58]+0.5))))" office:value-type="float" office:value="0.00000000662487562944" calcext:value-type="float">
            <text:p>6.62487562944E-09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79695" calcext:value-type="float">
            <text:p>7.97E-07</text:p>
          </table:table-cell>
          <table:table-cell table:formula="of:=IF([.B59]=0;0;IF([.B59]=1;1;LN([.B59]/(1-[.B59]))+0.5))" office:value-type="float" office:value="-13.542473098431" calcext:value-type="float">
            <text:p>-13.542473098431</text:p>
          </table:table-cell>
          <table:table-cell table:formula="of:=IF([.B59]=0;0;IF([.B59]=1;1;[.C59]+VLOOKUP([.$A59]; [.$G$2:.$H$42]; 2; 0)))" office:value-type="float" office:value="-13.5376582128078" calcext:value-type="float">
            <text:p>-13.5376582128078</text:p>
          </table:table-cell>
          <table:table-cell table:formula="of:=IF([.B59]=0;0;IF([.B59]=1;1;1/(1+EXP(-[.D59]+0.5))))" office:value-type="float" office:value="0.00000080079647275673" calcext:value-type="float">
            <text:p>8.00796472756726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595786" calcext:value-type="float">
            <text:p>5.96E-07</text:p>
          </table:table-cell>
          <table:table-cell table:formula="of:=IF([.B60]=0;0;IF([.B60]=1;1;LN([.B60]/(1-[.B60]))+0.5))" office:value-type="float" office:value="-13.8333836989752" calcext:value-type="float">
            <text:p>-13.8333836989752</text:p>
          </table:table-cell>
          <table:table-cell table:formula="of:=IF([.B60]=0;0;IF([.B60]=1;1;[.C60]+VLOOKUP([.$A60]; [.$G$2:.$H$42]; 2; 0)))" office:value-type="float" office:value="-13.8285840244175" calcext:value-type="float">
            <text:p>-13.8285840244175</text:p>
          </table:table-cell>
          <table:table-cell table:formula="of:=IF([.B60]=0;0;IF([.B60]=1;1;1/(1+EXP(-[.D60]+0.5))))" office:value-type="float" office:value="0.00000059865245070658" calcext:value-type="float">
            <text:p>5.98652450706578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57869" calcext:value-type="float">
            <text:p>1.58E-07</text:p>
          </table:table-cell>
          <table:table-cell table:formula="of:=IF([.B61]=0;0;IF([.B61]=1;1;LN([.B61]/(1-[.B61]))+0.5))" office:value-type="float" office:value="-15.1615001038795" calcext:value-type="float">
            <text:p>-15.1615001038795</text:p>
          </table:table-cell>
          <table:table-cell table:formula="of:=IF([.B61]=0;0;IF([.B61]=1;1;[.C61]+VLOOKUP([.$A61]; [.$G$2:.$H$42]; 2; 0)))" office:value-type="float" office:value="-15.1569211537797" calcext:value-type="float">
            <text:p>-15.1569211537797</text:p>
          </table:table-cell>
          <table:table-cell table:formula="of:=IF([.B61]=0;0;IF([.B61]=1;1;1/(1+EXP(-[.D61]+0.5))))" office:value-type="float" office:value="0.00000015859353168997" calcext:value-type="float">
            <text:p>1.58593531689964E-07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248448" calcext:value-type="float">
            <text:p>2.48E-10</text:p>
          </table:table-cell>
          <table:table-cell table:formula="of:=IF([.B62]=0;0;IF([.B62]=1;1;LN([.B62]/(1-[.B62]))+0.5))" office:value-type="float" office:value="-21.6157875475736" calcext:value-type="float">
            <text:p>-21.6157875475736</text:p>
          </table:table-cell>
          <table:table-cell table:formula="of:=IF([.B62]=0;0;IF([.B62]=1;1;[.C62]+VLOOKUP([.$A62]; [.$G$2:.$H$42]; 2; 0)))" office:value-type="float" office:value="-21.6109623991244" calcext:value-type="float">
            <text:p>-21.6109623991244</text:p>
          </table:table-cell>
          <table:table-cell table:formula="of:=IF([.B62]=0;0;IF([.B62]=1;1;1/(1+EXP(-[.D62]+0.5))))" office:value-type="float" office:value="0.00000000024964969533" calcext:value-type="float">
            <text:p>2.49649695329297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0;IF([.B63]=1;1;LN([.B63]/(1-[.B63]))+0.5))" office:value-type="float" office:value="0" calcext:value-type="float">
            <text:p>0</text:p>
          </table:table-cell>
          <table:table-cell table:formula="of:=IF([.B63]=0;0;IF([.B63]=1;1;[.C63]+VLOOKUP([.$A63]; [.$G$2:.$H$42]; 2; 0)))" office:value-type="float" office:value="0" calcext:value-type="float">
            <text:p>0</text:p>
          </table:table-cell>
          <table:table-cell table:formula="of:=IF([.B63]=0;0;IF([.B63]=1;1;1/(1+EXP(-[.D6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014039" calcext:value-type="float">
            <text:p>1.40E-10</text:p>
          </table:table-cell>
          <table:table-cell table:formula="of:=IF([.B64]=0;0;IF([.B64]=1;1;LN([.B64]/(1-[.B64]))+0.5))" office:value-type="float" office:value="-22.1865968518043" calcext:value-type="float">
            <text:p>-22.1865968518043</text:p>
          </table:table-cell>
          <table:table-cell table:formula="of:=IF([.B64]=0;0;IF([.B64]=1;1;[.C64]+VLOOKUP([.$A64]; [.$G$2:.$H$42]; 2; 0)))" office:value-type="float" office:value="-22.1818126971614" calcext:value-type="float">
            <text:p>-22.1818126971614</text:p>
          </table:table-cell>
          <table:table-cell table:formula="of:=IF([.B64]=0;0;IF([.B64]=1;1;1/(1+EXP(-[.D64]+0.5))))" office:value-type="float" office:value="0.00000000014106325667" calcext:value-type="float">
            <text:p>1.41063256668096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00490489" calcext:value-type="float">
            <text:p>4.90E-11</text:p>
          </table:table-cell>
          <table:table-cell table:formula="of:=IF([.B65]=0;0;IF([.B65]=1;1;LN([.B65]/(1-[.B65]))+0.5))" office:value-type="float" office:value="-23.2382033562154" calcext:value-type="float">
            <text:p>-23.2382033562154</text:p>
          </table:table-cell>
          <table:table-cell table:formula="of:=IF([.B65]=0;0;IF([.B65]=1;1;[.C65]+VLOOKUP([.$A65]; [.$G$2:.$H$42]; 2; 0)))" office:value-type="float" office:value="-23.2334338845458" calcext:value-type="float">
            <text:p>-23.2334338845458</text:p>
          </table:table-cell>
          <table:table-cell table:formula="of:=IF([.B65]=0;0;IF([.B65]=1;1;1/(1+EXP(-[.D65]+0.5))))" office:value-type="float" office:value="0.00000000004928339611" calcext:value-type="float">
            <text:p>4.92833961057079E-11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539368" calcext:value-type="float">
            <text:p>5.39E-10</text:p>
          </table:table-cell>
          <table:table-cell table:formula="of:=IF([.B66]=0;0;IF([.B66]=1;1;LN([.B66]/(1-[.B66]))+0.5))" office:value-type="float" office:value="-20.8406230316195" calcext:value-type="float">
            <text:p>-20.8406230316195</text:p>
          </table:table-cell>
          <table:table-cell table:formula="of:=IF([.B66]=0;0;IF([.B66]=1;1;[.C66]+VLOOKUP([.$A66]; [.$G$2:.$H$42]; 2; 0)))" office:value-type="float" office:value="-20.8357275588615" calcext:value-type="float">
            <text:p>-20.8357275588615</text:p>
          </table:table-cell>
          <table:table-cell table:formula="of:=IF([.B66]=0;0;IF([.B66]=1;1;1/(1+EXP(-[.D66]+0.5))))" office:value-type="float" office:value="0.00000000054201493506" calcext:value-type="float">
            <text:p>5.42014935062065E-1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135649" calcext:value-type="float">
            <text:p>1.36E-07</text:p>
          </table:table-cell>
          <table:table-cell table:formula="of:=IF([.B67]=0;0;IF([.B67]=1;1;LN([.B67]/(1-[.B67]))+0.5))" office:value-type="float" office:value="-15.3131950341326" calcext:value-type="float">
            <text:p>-15.3131950341326</text:p>
          </table:table-cell>
          <table:table-cell table:formula="of:=IF([.B67]=0;0;IF([.B67]=1;1;[.C67]+VLOOKUP([.$A67]; [.$G$2:.$H$42]; 2; 0)))" office:value-type="float" office:value="-15.3084452627432" calcext:value-type="float">
            <text:p>-15.3084452627432</text:p>
          </table:table-cell>
          <table:table-cell table:formula="of:=IF([.B67]=0;0;IF([.B67]=1;1;1/(1+EXP(-[.D67]+0.5))))" office:value-type="float" office:value="0.00000013629483421965" calcext:value-type="float">
            <text:p>1.36294834219652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103666" calcext:value-type="float">
            <text:p>1.04E-08</text:p>
          </table:table-cell>
          <table:table-cell table:formula="of:=IF([.B68]=0;0;IF([.B68]=1;1;LN([.B68]/(1-[.B68]))+0.5))" office:value-type="float" office:value="-17.8846767269516" calcext:value-type="float">
            <text:p>-17.8846767269516</text:p>
          </table:table-cell>
          <table:table-cell table:formula="of:=IF([.B68]=0;0;IF([.B68]=1;1;[.C68]+VLOOKUP([.$A68]; [.$G$2:.$H$42]; 2; 0)))" office:value-type="float" office:value="-17.8800977768518" calcext:value-type="float">
            <text:p>-17.8800977768518</text:p>
          </table:table-cell>
          <table:table-cell table:formula="of:=IF([.B68]=0;0;IF([.B68]=1;1;1/(1+EXP(-[.D68]+0.5))))" office:value-type="float" office:value="0.00000001041417698681" calcext:value-type="float">
            <text:p>1.04141769868065E-08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40201" calcext:value-type="float">
            <text:p>1.40E-05</text:p>
          </table:table-cell>
          <table:table-cell table:formula="of:=IF([.B69]=0;0;IF([.B69]=1;1;LN([.B69]/(1-[.B69]))+0.5))" office:value-type="float" office:value="-10.6750045235174" calcext:value-type="float">
            <text:p>-10.6750045235174</text:p>
          </table:table-cell>
          <table:table-cell table:formula="of:=IF([.B69]=0;0;IF([.B69]=1;1;[.C69]+VLOOKUP([.$A69]; [.$G$2:.$H$42]; 2; 0)))" office:value-type="float" office:value="-10.6701472673528" calcext:value-type="float">
            <text:p>-10.6701472673528</text:p>
          </table:table-cell>
          <table:table-cell table:formula="of:=IF([.B69]=0;0;IF([.B69]=1;1;1/(1+EXP(-[.D69]+0.5))))" office:value-type="float" office:value="0.0000140883639111857" calcext:value-type="float">
            <text:p>1.40883639111857E-05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248295" calcext:value-type="float">
            <text:p>2.48E-05</text:p>
          </table:table-cell>
          <table:table-cell table:formula="of:=IF([.B70]=0;0;IF([.B70]=1;1;LN([.B70]/(1-[.B70]))+0.5))" office:value-type="float" office:value="-10.1034532657698" calcext:value-type="float">
            <text:p>-10.1034532657698</text:p>
          </table:table-cell>
          <table:table-cell table:formula="of:=IF([.B70]=0;0;IF([.B70]=1;1;[.C70]+VLOOKUP([.$A70]; [.$G$2:.$H$42]; 2; 0)))" office:value-type="float" office:value="-10.0975779705197" calcext:value-type="float">
            <text:p>-10.0975779705197</text:p>
          </table:table-cell>
          <table:table-cell table:formula="of:=IF([.B70]=0;0;IF([.B70]=1;1;1/(1+EXP(-[.D70]+0.5))))" office:value-type="float" office:value="0.000024975806375639" calcext:value-type="float">
            <text:p>2.4975806375639E-0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626559" calcext:value-type="float">
            <text:p>6.27E-08</text:p>
          </table:table-cell>
          <table:table-cell table:formula="of:=IF([.B71]=0;0;IF([.B71]=1;1;LN([.B71]/(1-[.B71]))+0.5))" office:value-type="float" office:value="-16.0856079234001" calcext:value-type="float">
            <text:p>-16.0856079234001</text:p>
          </table:table-cell>
          <table:table-cell table:formula="of:=IF([.B71]=0;0;IF([.B71]=1;1;[.C71]+VLOOKUP([.$A71]; [.$G$2:.$H$42]; 2; 0)))" office:value-type="float" office:value="-16.0808082488424" calcext:value-type="float">
            <text:p>-16.0808082488424</text:p>
          </table:table-cell>
          <table:table-cell table:formula="of:=IF([.B71]=0;0;IF([.B71]=1;1;1/(1+EXP(-[.D71]+0.5))))" office:value-type="float" office:value="0.00000006295735076426" calcext:value-type="float">
            <text:p>6.29573507642632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2]=0;0;IF([.B72]=1;1;LN([.B72]/(1-[.B72]))+0.5))" office:value-type="float" office:value="0" calcext:value-type="float">
            <text:p>0</text:p>
          </table:table-cell>
          <table:table-cell table:formula="of:=IF([.B72]=0;0;IF([.B72]=1;1;[.C72]+VLOOKUP([.$A72]; [.$G$2:.$H$42]; 2; 0)))" office:value-type="float" office:value="0" calcext:value-type="float">
            <text:p>0</text:p>
          </table:table-cell>
          <table:table-cell table:formula="of:=IF([.B72]=0;0;IF([.B72]=1;1;1/(1+EXP(-[.D7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62195" calcext:value-type="float">
            <text:p>7.62E-08</text:p>
          </table:table-cell>
          <table:table-cell table:formula="of:=IF([.B73]=0;0;IF([.B73]=1;1;LN([.B73]/(1-[.B73]))+0.5))" office:value-type="float" office:value="-15.8896484252607" calcext:value-type="float">
            <text:p>-15.8896484252607</text:p>
          </table:table-cell>
          <table:table-cell table:formula="of:=IF([.B73]=0;0;IF([.B73]=1;1;[.C73]+VLOOKUP([.$A73]; [.$G$2:.$H$42]; 2; 0)))" office:value-type="float" office:value="-15.8848335396374" calcext:value-type="float">
            <text:p>-15.8848335396374</text:p>
          </table:table-cell>
          <table:table-cell table:formula="of:=IF([.B73]=0;0;IF([.B73]=1;1;1/(1+EXP(-[.D73]+0.5))))" office:value-type="float" office:value="0.00000007658737306933" calcext:value-type="float">
            <text:p>7.65873730693296E-08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452708" calcext:value-type="float">
            <text:p>4.53E-08</text:p>
          </table:table-cell>
          <table:table-cell table:formula="of:=IF([.B74]=0;0;IF([.B74]=1;1;LN([.B74]/(1-[.B74]))+0.5))" office:value-type="float" office:value="-16.4106035586366" calcext:value-type="float">
            <text:p>-16.4106035586366</text:p>
          </table:table-cell>
          <table:table-cell table:formula="of:=IF([.B74]=0;0;IF([.B74]=1;1;[.C74]+VLOOKUP([.$A74]; [.$G$2:.$H$42]; 2; 0)))" office:value-type="float" office:value="-16.4057015022456" calcext:value-type="float">
            <text:p>-16.4057015022456</text:p>
          </table:table-cell>
          <table:table-cell table:formula="of:=IF([.B74]=0;0;IF([.B74]=1;1;1/(1+EXP(-[.D74]+0.5))))" office:value-type="float" office:value="0.00000004549326482644" calcext:value-type="float">
            <text:p>4.54932648264447E-08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225667" calcext:value-type="float">
            <text:p>2.26E-06</text:p>
          </table:table-cell>
          <table:table-cell table:formula="of:=IF([.B75]=0;0;IF([.B75]=1;1;LN([.B75]/(1-[.B75]))+0.5))" office:value-type="float" office:value="-12.5016180259319" calcext:value-type="float">
            <text:p>-12.5016180259319</text:p>
          </table:table-cell>
          <table:table-cell table:formula="of:=IF([.B75]=0;0;IF([.B75]=1;1;[.C75]+VLOOKUP([.$A75]; [.$G$2:.$H$42]; 2; 0)))" office:value-type="float" office:value="-12.4968183513742" calcext:value-type="float">
            <text:p>-12.4968183513742</text:p>
          </table:table-cell>
          <table:table-cell table:formula="of:=IF([.B75]=0;0;IF([.B75]=1;1;1/(1+EXP(-[.D75]+0.5))))" office:value-type="float" office:value="0.00000226752729191466" calcext:value-type="float">
            <text:p>2.26752729191466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0644987" calcext:value-type="float">
            <text:p>6.45E-09</text:p>
          </table:table-cell>
          <table:table-cell table:formula="of:=IF([.B76]=0;0;IF([.B76]=1;1;LN([.B76]/(1-[.B76]))+0.5))" office:value-type="float" office:value="-18.3592058549307" calcext:value-type="float">
            <text:p>-18.3592058549307</text:p>
          </table:table-cell>
          <table:table-cell table:formula="of:=IF([.B76]=0;0;IF([.B76]=1;1;[.C76]+VLOOKUP([.$A76]; [.$G$2:.$H$42]; 2; 0)))" office:value-type="float" office:value="-18.3544883155617" calcext:value-type="float">
            <text:p>-18.3544883155617</text:p>
          </table:table-cell>
          <table:table-cell table:formula="of:=IF([.B76]=0;0;IF([.B76]=1;1;1/(1+EXP(-[.D76]+0.5))))" office:value-type="float" office:value="0.00000000648036939995" calcext:value-type="float">
            <text:p>6.48036939994864E-09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18093" calcext:value-type="float">
            <text:p>1.81E-09</text:p>
          </table:table-cell>
          <table:table-cell table:formula="of:=IF([.B77]=0;0;IF([.B77]=1;1;LN([.B77]/(1-[.B77]))+0.5))" office:value-type="float" office:value="-19.6303258049942" calcext:value-type="float">
            <text:p>-19.6303258049942</text:p>
          </table:table-cell>
          <table:table-cell table:formula="of:=IF([.B77]=0;0;IF([.B77]=1;1;[.C77]+VLOOKUP([.$A77]; [.$G$2:.$H$42]; 2; 0)))" office:value-type="float" office:value="-19.6254237486032" calcext:value-type="float">
            <text:p>-19.6254237486032</text:p>
          </table:table-cell>
          <table:table-cell table:formula="of:=IF([.B77]=0;0;IF([.B77]=1;1;1/(1+EXP(-[.D77]+0.5))))" office:value-type="float" office:value="0.00000000181819106506" calcext:value-type="float">
            <text:p>1.81819106505884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8]=0;0;IF([.B78]=1;1;LN([.B78]/(1-[.B78]))+0.5))" office:value-type="float" office:value="0" calcext:value-type="float">
            <text:p>0</text:p>
          </table:table-cell>
          <table:table-cell table:formula="of:=IF([.B78]=0;0;IF([.B78]=1;1;[.C78]+VLOOKUP([.$A78]; [.$G$2:.$H$42]; 2; 0)))" office:value-type="float" office:value="0" calcext:value-type="float">
            <text:p>0</text:p>
          </table:table-cell>
          <table:table-cell table:formula="of:=IF([.B78]=0;0;IF([.B78]=1;1;1/(1+EXP(-[.D7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3573" calcext:value-type="float">
            <text:p>3.57E-09</text:p>
          </table:table-cell>
          <table:table-cell table:formula="of:=IF([.B79]=0;0;IF([.B79]=1;1;LN([.B79]/(1-[.B79]))+0.5))" office:value-type="float" office:value="-18.9498602543321" calcext:value-type="float">
            <text:p>-18.9498602543321</text:p>
          </table:table-cell>
          <table:table-cell table:formula="of:=IF([.B79]=0;0;IF([.B79]=1;1;[.C79]+VLOOKUP([.$A79]; [.$G$2:.$H$42]; 2; 0)))" office:value-type="float" office:value="-18.9449581979411" calcext:value-type="float">
            <text:p>-18.9449581979411</text:p>
          </table:table-cell>
          <table:table-cell table:formula="of:=IF([.B79]=0;0;IF([.B79]=1;1;1/(1+EXP(-[.D79]+0.5))))" office:value-type="float" office:value="0.00000000359055804753" calcext:value-type="float">
            <text:p>3.59055804753161E-09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347025" calcext:value-type="float">
            <text:p>3.47E-09</text:p>
          </table:table-cell>
          <table:table-cell table:formula="of:=IF([.B80]=0;0;IF([.B80]=1;1;LN([.B80]/(1-[.B80]))+0.5))" office:value-type="float" office:value="-18.9790391960031" calcext:value-type="float">
            <text:p>-18.9790391960031</text:p>
          </table:table-cell>
          <table:table-cell table:formula="of:=IF([.B80]=0;0;IF([.B80]=1;1;[.C80]+VLOOKUP([.$A80]; [.$G$2:.$H$42]; 2; 0)))" office:value-type="float" office:value="-18.9744602459033" calcext:value-type="float">
            <text:p>-18.9744602459033</text:p>
          </table:table-cell>
          <table:table-cell table:formula="of:=IF([.B80]=0;0;IF([.B80]=1;1;1/(1+EXP(-[.D80]+0.5))))" office:value-type="float" office:value="0.00000000348617653711" calcext:value-type="float">
            <text:p>3.48617653711043E-09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522704" calcext:value-type="float">
            <text:p>5.23E-07</text:p>
          </table:table-cell>
          <table:table-cell table:formula="of:=IF([.B81]=0;0;IF([.B81]=1;1;LN([.B81]/(1-[.B81]))+0.5))" office:value-type="float" office:value="-13.9642499759795" calcext:value-type="float">
            <text:p>-13.9642499759795</text:p>
          </table:table-cell>
          <table:table-cell table:formula="of:=IF([.B81]=0;0;IF([.B81]=1;1;[.C81]+VLOOKUP([.$A81]; [.$G$2:.$H$42]; 2; 0)))" office:value-type="float" office:value="-13.9594350903562" calcext:value-type="float">
            <text:p>-13.9594350903562</text:p>
          </table:table-cell>
          <table:table-cell table:formula="of:=IF([.B81]=0;0;IF([.B81]=1;1;1/(1+EXP(-[.D81]+0.5))))" office:value-type="float" office:value="0.00000052522682734159" calcext:value-type="float">
            <text:p>5.25226827341594E-0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64823" calcext:value-type="float">
            <text:p>6.65E-08</text:p>
          </table:table-cell>
          <table:table-cell table:formula="of:=IF([.B82]=0;0;IF([.B82]=1;1;LN([.B82]/(1-[.B82]))+0.5))" office:value-type="float" office:value="-16.0263300236441" calcext:value-type="float">
            <text:p>-16.0263300236441</text:p>
          </table:table-cell>
          <table:table-cell table:formula="of:=IF([.B82]=0;0;IF([.B82]=1;1;[.C82]+VLOOKUP([.$A82]; [.$G$2:.$H$42]; 2; 0)))" office:value-type="float" office:value="-16.0215151380209" calcext:value-type="float">
            <text:p>-16.0215151380209</text:p>
          </table:table-cell>
          <table:table-cell table:formula="of:=IF([.B82]=0;0;IF([.B82]=1;1;1/(1+EXP(-[.D82]+0.5))))" office:value-type="float" office:value="0.00000006680317652105" calcext:value-type="float">
            <text:p>6.6803176521053E-08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23578" calcext:value-type="float">
            <text:p>1.24E-07</text:p>
          </table:table-cell>
          <table:table-cell table:formula="of:=IF([.B83]=0;0;IF([.B83]=1;1;LN([.B83]/(1-[.B83]))+0.5))" office:value-type="float" office:value="-15.4063931777151" calcext:value-type="float">
            <text:p>-15.4063931777151</text:p>
          </table:table-cell>
          <table:table-cell table:formula="of:=IF([.B83]=0;0;IF([.B83]=1;1;[.C83]+VLOOKUP([.$A83]; [.$G$2:.$H$42]; 2; 0)))" office:value-type="float" office:value="-15.4015750281016" calcext:value-type="float">
            <text:p>-15.4015750281016</text:p>
          </table:table-cell>
          <table:table-cell table:formula="of:=IF([.B83]=0;0;IF([.B83]=1;1;1/(1+EXP(-[.D83]+0.5))))" office:value-type="float" office:value="0.00000012417485393012" calcext:value-type="float">
            <text:p>1.24174853930115E-07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350582" calcext:value-type="float">
            <text:p>3.51E-09</text:p>
          </table:table-cell>
          <table:table-cell table:formula="of:=IF([.B84]=0;0;IF([.B84]=1;1;LN([.B84]/(1-[.B84]))+0.5))" office:value-type="float" office:value="-18.9688413888186" calcext:value-type="float">
            <text:p>-18.9688413888186</text:p>
          </table:table-cell>
          <table:table-cell table:formula="of:=IF([.B84]=0;0;IF([.B84]=1;1;[.C84]+VLOOKUP([.$A84]; [.$G$2:.$H$42]; 2; 0)))" office:value-type="float" office:value="-18.9639459160606" calcext:value-type="float">
            <text:p>-18.9639459160606</text:p>
          </table:table-cell>
          <table:table-cell table:formula="of:=IF([.B84]=0;0;IF([.B84]=1;1;1/(1+EXP(-[.D84]+0.5))))" office:value-type="float" office:value="0.00000000352302472451" calcext:value-type="float">
            <text:p>3.52302472451392E-09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377524" calcext:value-type="float">
            <text:p>3.78E-07</text:p>
          </table:table-cell>
          <table:table-cell table:formula="of:=IF([.B85]=0;0;IF([.B85]=1;1;LN([.B85]/(1-[.B85]))+0.5))" office:value-type="float" office:value="-14.2896313165952" calcext:value-type="float">
            <text:p>-14.2896313165952</text:p>
          </table:table-cell>
          <table:table-cell table:formula="of:=IF([.B85]=0;0;IF([.B85]=1;1;[.C85]+VLOOKUP([.$A85]; [.$G$2:.$H$42]; 2; 0)))" office:value-type="float" office:value="-14.2848316420375" calcext:value-type="float">
            <text:p>-14.2848316420375</text:p>
          </table:table-cell>
          <table:table-cell table:formula="of:=IF([.B85]=0;0;IF([.B85]=1;1;1/(1+EXP(-[.D85]+0.5))))" office:value-type="float" office:value="0.00000037934034710094" calcext:value-type="float">
            <text:p>3.79340347100939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288033" calcext:value-type="float">
            <text:p>2.88E-10</text:p>
          </table:table-cell>
          <table:table-cell table:formula="of:=IF([.B86]=0;0;IF([.B86]=1;1;LN([.B86]/(1-[.B86]))+0.5))" office:value-type="float" office:value="-21.4679460587354" calcext:value-type="float">
            <text:p>-21.4679460587354</text:p>
          </table:table-cell>
          <table:table-cell table:formula="of:=IF([.B86]=0;0;IF([.B86]=1;1;[.C86]+VLOOKUP([.$A86]; [.$G$2:.$H$42]; 2; 0)))" office:value-type="float" office:value="-21.463127909122" calcext:value-type="float">
            <text:p>-21.463127909122</text:p>
          </table:table-cell>
          <table:table-cell table:formula="of:=IF([.B86]=0;0;IF([.B86]=1;1;1/(1+EXP(-[.D86]+0.5))))" office:value-type="float" office:value="0.00000000028942413474" calcext:value-type="float">
            <text:p>2.89424134743648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7]=0;0;IF([.B87]=1;1;LN([.B87]/(1-[.B87]))+0.5))" office:value-type="float" office:value="0" calcext:value-type="float">
            <text:p>0</text:p>
          </table:table-cell>
          <table:table-cell table:formula="of:=IF([.B87]=0;0;IF([.B87]=1;1;[.C87]+VLOOKUP([.$A87]; [.$G$2:.$H$42]; 2; 0)))" office:value-type="float" office:value="0" calcext:value-type="float">
            <text:p>0</text:p>
          </table:table-cell>
          <table:table-cell table:formula="of:=IF([.B87]=0;0;IF([.B87]=1;1;1/(1+EXP(-[.D8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32671" calcext:value-type="float">
            <text:p>2.33E-06</text:p>
          </table:table-cell>
          <table:table-cell table:formula="of:=IF([.B88]=0;0;IF([.B88]=1;1;LN([.B88]/(1-[.B88]))+0.5))" office:value-type="float" office:value="-12.471052978677" calcext:value-type="float">
            <text:p>-12.471052978677</text:p>
          </table:table-cell>
          <table:table-cell table:formula="of:=IF([.B88]=0;0;IF([.B88]=1;1;[.C88]+VLOOKUP([.$A88]; [.$G$2:.$H$42]; 2; 0)))" office:value-type="float" office:value="-12.4659634541359" calcext:value-type="float">
            <text:p>-12.4659634541359</text:p>
          </table:table-cell>
          <table:table-cell table:formula="of:=IF([.B88]=0;0;IF([.B88]=1;1;1/(1+EXP(-[.D88]+0.5))))" office:value-type="float" office:value="0.00000233858200575733" calcext:value-type="float">
            <text:p>2.33858200575733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+0.5))" office:value-type="float" office:value="0" calcext:value-type="float">
            <text:p>0</text:p>
          </table:table-cell>
          <table:table-cell table:formula="of:=IF([.B89]=0;0;IF([.B89]=1;1;[.C89]+VLOOKUP([.$A89]; [.$G$2:.$H$42]; 2; 0)))" office:value-type="float" office:value="0" calcext:value-type="float">
            <text:p>0</text:p>
          </table:table-cell>
          <table:table-cell table:formula="of:=IF([.B89]=0;0;IF([.B89]=1;1;1/(1+EXP(-[.D8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861685" calcext:value-type="float">
            <text:p>8.62E-07</text:p>
          </table:table-cell>
          <table:table-cell table:formula="of:=IF([.B90]=0;0;IF([.B90]=1;1;LN([.B90]/(1-[.B90]))+0.5))" office:value-type="float" office:value="-13.4643752006172" calcext:value-type="float">
            <text:p>-13.4643752006172</text:p>
          </table:table-cell>
          <table:table-cell table:formula="of:=IF([.B90]=0;0;IF([.B90]=1;1;[.C90]+VLOOKUP([.$A90]; [.$G$2:.$H$42]; 2; 0)))" office:value-type="float" office:value="-13.4592856760761" calcext:value-type="float">
            <text:p>-13.4592856760761</text:p>
          </table:table-cell>
          <table:table-cell table:formula="of:=IF([.B90]=0;0;IF([.B90]=1;1;1/(1+EXP(-[.D90]+0.5))))" office:value-type="float" office:value="0.00000086608174232913" calcext:value-type="float">
            <text:p>8.66081742329131E-07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539494" calcext:value-type="float">
            <text:p>0.00539494</text:p>
          </table:table-cell>
          <table:table-cell table:formula="of:=IF([.B91]=0;0;IF([.B91]=1;1;LN([.B91]/(1-[.B91]))+0.5))" office:value-type="float" office:value="-4.71688425650051" calcext:value-type="float">
            <text:p>-4.71688425650051</text:p>
          </table:table-cell>
          <table:table-cell table:formula="of:=IF([.B91]=0;0;IF([.B91]=1;1;[.C91]+VLOOKUP([.$A91]; [.$G$2:.$H$42]; 2; 0)))" office:value-type="float" office:value="-4.71136357311147" calcext:value-type="float">
            <text:p>-4.71136357311147</text:p>
          </table:table-cell>
          <table:table-cell table:formula="of:=IF([.B91]=0;0;IF([.B91]=1;1;1/(1+EXP(-[.D91]+0.5))))" office:value-type="float" office:value="0.00542464410741116" calcext:value-type="float">
            <text:p>0.00542464410741116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0224248" calcext:value-type="float">
            <text:p>2.24E-12</text:p>
          </table:table-cell>
          <table:table-cell table:formula="of:=IF([.B92]=0;0;IF([.B92]=1;1;LN([.B92]/(1-[.B92]))+0.5))" office:value-type="float" office:value="-26.3234387196329" calcext:value-type="float">
            <text:p>-26.3234387196329</text:p>
          </table:table-cell>
          <table:table-cell table:formula="of:=IF([.B92]=0;0;IF([.B92]=1;1;[.C92]+VLOOKUP([.$A92]; [.$G$2:.$H$42]; 2; 0)))" office:value-type="float" office:value="-26.3186135711836" calcext:value-type="float">
            <text:p>-26.3186135711836</text:p>
          </table:table-cell>
          <table:table-cell table:formula="of:=IF([.B92]=0;0;IF([.B92]=1;1;1/(1+EXP(-[.D92]+0.5))))" office:value-type="float" office:value="0.00000000000225332645" calcext:value-type="float">
            <text:p>2.25332644570578E-12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2872" calcext:value-type="float">
            <text:p>0.00222872</text:p>
          </table:table-cell>
          <table:table-cell table:formula="of:=IF([.B93]=0;0;IF([.B93]=1;1;LN([.B93]/(1-[.B93]))+0.5))" office:value-type="float" office:value="-5.60409664204466" calcext:value-type="float">
            <text:p>-5.60409664204466</text:p>
          </table:table-cell>
          <table:table-cell table:formula="of:=IF([.B93]=0;0;IF([.B93]=1;1;[.C93]+VLOOKUP([.$A93]; [.$G$2:.$H$42]; 2; 0)))" office:value-type="float" office:value="-5.59857595865562" calcext:value-type="float">
            <text:p>-5.59857595865562</text:p>
          </table:table-cell>
          <table:table-cell table:formula="of:=IF([.B93]=0;0;IF([.B93]=1;1;1/(1+EXP(-[.D93]+0.5))))" office:value-type="float" office:value="0.00224103043345189" calcext:value-type="float">
            <text:p>0.002241030433451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0;IF([.B94]=1;1;LN([.B94]/(1-[.B94]))+0.5))" office:value-type="float" office:value="0" calcext:value-type="float">
            <text:p>0</text:p>
          </table:table-cell>
          <table:table-cell table:formula="of:=IF([.B94]=0;0;IF([.B94]=1;1;[.C94]+VLOOKUP([.$A94]; [.$G$2:.$H$42]; 2; 0)))" office:value-type="float" office:value="0" calcext:value-type="float">
            <text:p>0</text:p>
          </table:table-cell>
          <table:table-cell table:formula="of:=IF([.B94]=0;0;IF([.B94]=1;1;1/(1+EXP(-[.D9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92643" calcext:value-type="float">
            <text:p>1.93E-06</text:p>
          </table:table-cell>
          <table:table-cell table:formula="of:=IF([.B95]=0;0;IF([.B95]=1;1;LN([.B95]/(1-[.B95]))+0.5))" office:value-type="float" office:value="-12.6598400824316" calcext:value-type="float">
            <text:p>-12.6598400824316</text:p>
          </table:table-cell>
          <table:table-cell table:formula="of:=IF([.B95]=0;0;IF([.B95]=1;1;[.C95]+VLOOKUP([.$A95]; [.$G$2:.$H$42]; 2; 0)))" office:value-type="float" office:value="-12.6547505578905" calcext:value-type="float">
            <text:p>-12.6547505578905</text:p>
          </table:table-cell>
          <table:table-cell table:formula="of:=IF([.B95]=0;0;IF([.B95]=1;1;1/(1+EXP(-[.D95]+0.5))))" office:value-type="float" office:value="0.00000193625958652022" calcext:value-type="float">
            <text:p>1.93625958652022E-06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303751" calcext:value-type="float">
            <text:p>3.04E-08</text:p>
          </table:table-cell>
          <table:table-cell table:formula="of:=IF([.B96]=0;0;IF([.B96]=1;1;LN([.B96]/(1-[.B96]))+0.5))" office:value-type="float" office:value="-16.8096426127349" calcext:value-type="float">
            <text:p>-16.8096426127349</text:p>
          </table:table-cell>
          <table:table-cell table:formula="of:=IF([.B96]=0;0;IF([.B96]=1;1;[.C96]+VLOOKUP([.$A96]; [.$G$2:.$H$42]; 2; 0)))" office:value-type="float" office:value="-16.8048277271117" calcext:value-type="float">
            <text:p>-16.8048277271117</text:p>
          </table:table-cell>
          <table:table-cell table:formula="of:=IF([.B96]=0;0;IF([.B96]=1;1;1/(1+EXP(-[.D96]+0.5))))" office:value-type="float" office:value="0.00000003052170528845" calcext:value-type="float">
            <text:p>3.05217052884491E-08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49414" calcext:value-type="float">
            <text:p>4.94E-09</text:p>
          </table:table-cell>
          <table:table-cell table:formula="of:=IF([.B97]=0;0;IF([.B97]=1;1;LN([.B97]/(1-[.B97]))+0.5))" office:value-type="float" office:value="-18.6256171401459" calcext:value-type="float">
            <text:p>-18.6256171401459</text:p>
          </table:table-cell>
          <table:table-cell table:formula="of:=IF([.B97]=0;0;IF([.B97]=1;1;[.C97]+VLOOKUP([.$A97]; [.$G$2:.$H$42]; 2; 0)))" office:value-type="float" office:value="-18.6208673687565" calcext:value-type="float">
            <text:p>-18.6208673687565</text:p>
          </table:table-cell>
          <table:table-cell table:formula="of:=IF([.B97]=0;0;IF([.B97]=1;1;1/(1+EXP(-[.D97]+0.5))))" office:value-type="float" office:value="0.00000000496492634839" calcext:value-type="float">
            <text:p>4.9649263483852E-09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728092" calcext:value-type="float">
            <text:p>7.28E-09</text:p>
          </table:table-cell>
          <table:table-cell table:formula="of:=IF([.B98]=0;0;IF([.B98]=1;1;LN([.B98]/(1-[.B98]))+0.5))" office:value-type="float" office:value="-18.238008601815" calcext:value-type="float">
            <text:p>-18.238008601815</text:p>
          </table:table-cell>
          <table:table-cell table:formula="of:=IF([.B98]=0;0;IF([.B98]=1;1;[.C98]+VLOOKUP([.$A98]; [.$G$2:.$H$42]; 2; 0)))" office:value-type="float" office:value="-18.2332588304256" calcext:value-type="float">
            <text:p>-18.2332588304256</text:p>
          </table:table-cell>
          <table:table-cell table:formula="of:=IF([.B98]=0;0;IF([.B98]=1;1;1/(1+EXP(-[.D98]+0.5))))" office:value-type="float" office:value="0.00000000731558496541" calcext:value-type="float">
            <text:p>7.31558496541104E-09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737586" calcext:value-type="float">
            <text:p>7.38E-09</text:p>
          </table:table-cell>
          <table:table-cell table:formula="of:=IF([.B99]=0;0;IF([.B99]=1;1;LN([.B99]/(1-[.B99]))+0.5))" office:value-type="float" office:value="-18.2250533239736" calcext:value-type="float">
            <text:p>-18.2250533239736</text:p>
          </table:table-cell>
          <table:table-cell table:formula="of:=IF([.B99]=0;0;IF([.B99]=1;1;[.C99]+VLOOKUP([.$A99]; [.$G$2:.$H$42]; 2; 0)))" office:value-type="float" office:value="-18.2202351743602" calcext:value-type="float">
            <text:p>-18.2202351743602</text:p>
          </table:table-cell>
          <table:table-cell table:formula="of:=IF([.B99]=0;0;IF([.B99]=1;1;1/(1+EXP(-[.D99]+0.5))))" office:value-type="float" office:value="0.0000000074114837481" calcext:value-type="float">
            <text:p>7.41148374810247E-09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426151" calcext:value-type="float">
            <text:p>4.26E-06</text:p>
          </table:table-cell>
          <table:table-cell table:formula="of:=IF([.B100]=0;0;IF([.B100]=1;1;LN([.B100]/(1-[.B100]))+0.5))" office:value-type="float" office:value="-11.8658827388762" calcext:value-type="float">
            <text:p>-11.8658827388762</text:p>
          </table:table-cell>
          <table:table-cell table:formula="of:=IF([.B100]=0;0;IF([.B100]=1;1;[.C100]+VLOOKUP([.$A100]; [.$G$2:.$H$42]; 2; 0)))" office:value-type="float" office:value="-11.8610254827116" calcext:value-type="float">
            <text:p>-11.8610254827116</text:p>
          </table:table-cell>
          <table:table-cell table:formula="of:=IF([.B100]=0;0;IF([.B100]=1;1;1/(1+EXP(-[.D100]+0.5))))" office:value-type="float" office:value="0.00000428225950912369" calcext:value-type="float">
            <text:p>4.28225950912369E-06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248499" calcext:value-type="float">
            <text:p>2.48E-09</text:p>
          </table:table-cell>
          <table:table-cell table:formula="of:=IF([.B101]=0;0;IF([.B101]=1;1;LN([.B101]/(1-[.B101]))+0.5))" office:value-type="float" office:value="-19.3129971990658" calcext:value-type="float">
            <text:p>-19.3129971990658</text:p>
          </table:table-cell>
          <table:table-cell table:formula="of:=IF([.B101]=0;0;IF([.B101]=1;1;[.C101]+VLOOKUP([.$A101]; [.$G$2:.$H$42]; 2; 0)))" office:value-type="float" office:value="-19.3083522778019" calcext:value-type="float">
            <text:p>-19.3083522778019</text:p>
          </table:table-cell>
          <table:table-cell table:formula="of:=IF([.B101]=0;0;IF([.B101]=1;1;1/(1+EXP(-[.D101]+0.5))))" office:value-type="float" office:value="0.00000000249655943161" calcext:value-type="float">
            <text:p>2.49655943161117E-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0526591134399801" calcext:value-type="float">
            <text:p>0.000526591134399801</text:p>
          </table:table-cell>
          <table:table-cell table:style-name="ce3" table:formula="of:=AVERAGE([.C2:.C101])" office:value-type="float" office:value="-12.6831092004953" calcext:value-type="float">
            <text:p>-12.6831092004953</text:p>
          </table:table-cell>
          <table:table-cell table:style-name="ce3" table:formula="of:=AVERAGE([.D2:.D101])" office:value-type="float" office:value="-12.6791035052762" calcext:value-type="float">
            <text:p>-12.6791035052762</text:p>
          </table:table-cell>
          <table:table-cell table:style-name="ce3" table:formula="of:=AVERAGE([.E2:.E101])" office:value-type="float" office:value="0.000529391498451999" calcext:value-type="float">
            <text:p>0.000529391498451999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9:24:42.600380596</dc:date>
    <meta:editing-duration>PT3H18M40S</meta:editing-duration>
    <meta:editing-cycles>30</meta:editing-cycles>
    <meta:generator>LibreOffice/7.3.7.2$Linux_X86_64 LibreOffice_project/30$Build-2</meta:generator>
    <meta:document-statistic meta:table-count="1" meta:cell-count="594" meta:object-count="0"/>
  </office:meta>
</office:document-meta>
</file>